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ugh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Skill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c5</text:p>
          </table:table-cell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c6</text:p>
          </table:table-cell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c6</text:p>
          </table:table-cell>
        </table:table-row>
      </table:table>
      <table:table table:name="Required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Skill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c5</text:p>
          </table:table-cell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c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8T10:10:39.807000000</meta:creation-date>
    <dc:date>2023-01-22T13:31:34.886000000</dc:date>
    <meta:editing-duration>PT51M7S</meta:editing-duration>
    <meta:editing-cycles>4</meta:editing-cycles>
    <meta:generator>LibreOffice/7.3.7.2$Windows_X86_64 LibreOffice_project/e114eadc50a9ff8d8c8a0567d6da8f454beeb84f</meta:generator>
    <meta:document-statistic meta:table-count="2" meta:cell-count="36" meta:object-count="0"/>
  </office:meta>
</office:document-meta>
</file>